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</office:automatic-styles>
  <office:body>
    <office:text text:use-soft-page-breaks="true">
      <text:p text:style-name="P1">&lt;?php</text:p>
      <text:p text:style-name="Normal"/>
      <text:p text:style-name="Normal">class Calculation {</text:p>
      <text:p text:style-name="Normal"><text:s text:c="4"/>private $number;</text:p>
      <text:p text:style-name="Normal"><text:s text:c="4"/>private $maxValue;</text:p>
      <text:p text:style-name="Normal"><text:s text:c="4"/>private $iterations;</text:p>
      <text:p text:style-name="Normal"/>
      <text:p text:style-name="Normal"><text:s text:c="4"/>public function __construct($number, $maxValue, $iterations) {</text:p>
      <text:p text:style-name="Normal"><text:s text:c="8"/>$this-&gt;number = $number;</text:p>
      <text:p text:style-name="Normal"><text:s text:c="8"/>$this-&gt;maxValue = $maxValue;</text:p>
      <text:p text:style-name="Normal"><text:s text:c="8"/>$this-&gt;iterations = $iterations;</text:p>
      <text:p text:style-name="Normal"><text:s text:c="4"/>}</text:p>
      <text:p text:style-name="Normal"/>
      <text:p text:style-name="Normal"><text:s text:c="4"/>public function getNumber() {</text:p>
      <text:p text:style-name="Normal"><text:s text:c="8"/>return $this-&gt;number;</text:p>
      <text:p text:style-name="Normal"><text:s text:c="4"/>}</text:p>
      <text:p text:style-name="Normal"/>
      <text:p text:style-name="Normal"><text:s text:c="4"/>public function getMaxValue() {</text:p>
      <text:p text:style-name="Normal"><text:s text:c="8"/>return $this-&gt;maxValue;</text:p>
      <text:p text:style-name="Normal"><text:s text:c="4"/>}</text:p>
      <text:p text:style-name="Normal"/>
      <text:p text:style-name="Normal"><text:s text:c="4"/>public function getIterations() {</text:p>
      <text:p text:style-name="Normal"><text:s text:c="8"/>return $this-&gt;iterations;</text:p>
      <text:p text:style-name="Normal"><text:s text:c="4"/>}</text:p>
      <text:p text:style-name="Normal">}</text:p>
      <text:p text:style-name="Normal"/>
      <text:p text:style-name="Normal">?&gt;</text:p>
      <text:p text:style-name="P2"/>
      <text:soft-page-break/>
      <text:p text:style-name="Normal">2 CALCULATION MANAGER</text:p>
      <text:p text:style-name="Normal">&lt;?php</text:p>
      <text:p text:style-name="Normal"/>
      <text:p text:style-name="Normal">require_once 'Calculation.php';</text:p>
      <text:p text:style-name="Normal"/>
      <text:p text:style-name="Normal">class CalculationManager {</text:p>
      <text:p text:style-name="Normal"><text:s text:c="4"/>public static function nextCalculation($x) {</text:p>
      <text:p text:style-name="Normal"><text:s text:c="8"/>return $x % 2 == 0 ? $x / 2 : 3 * $x + 1;</text:p>
      <text:p text:style-name="Normal"><text:s text:c="4"/>}</text:p>
      <text:p text:style-name="Normal"/>
      <text:p text:style-name="Normal"><text:s text:c="4"/>public static function rangeCalculation($start, $end) {</text:p>
      <text:p text:style-name="Normal"><text:s text:c="8"/>$results = [];</text:p>
      <text:p text:style-name="Normal"/>
      <text:p text:style-name="Normal"><text:s text:c="8"/>for ($i = $start; $i &lt;= $end; $i++) {</text:p>
      <text:p text:style-name="Normal"><text:s text:c="12"/>$number = $i;</text:p>
      <text:p text:style-name="Normal"><text:s text:c="12"/>$currentValue = $number;</text:p>
      <text:p text:style-name="Normal"><text:s text:c="12"/>$maxValue = $currentValue;</text:p>
      <text:p text:style-name="Normal"><text:s text:c="12"/>$iterations = 0;</text:p>
      <text:p text:style-name="Normal"/>
      <text:p text:style-name="Normal"><text:s text:c="12"/>while ($currentValue != 1) {</text:p>
      <text:p text:style-name="Normal"><text:s text:c="16"/>$currentValue = self::nextCalculation($currentValue);</text:p>
      <text:p text:style-name="Normal"><text:s text:c="16"/>$maxValue = max($maxValue, $currentValue);</text:p>
      <text:p text:style-name="Normal"><text:s text:c="16"/>$iterations++;</text:p>
      <text:p text:style-name="Normal"><text:s text:c="12"/>}</text:p>
      <text:p text:style-name="Normal"/>
      <text:p text:style-name="Normal"><text:s text:c="12"/>$results[] = new Calculation($number, $maxValue, $iterations);</text:p>
      <text:p text:style-name="Normal"><text:s text:c="8"/>}</text:p>
      <text:p text:style-name="Normal"/>
      <text:soft-page-break/>
      <text:p text:style-name="Normal"><text:s text:c="8"/>return $results;</text:p>
      <text:p text:style-name="Normal"><text:s text:c="4"/>}</text:p>
      <text:p text:style-name="Normal"/>
      <text:p text:style-name="Normal"><text:s text:c="4"/>public static function maxIter($results) {</text:p>
      <text:p text:style-name="Normal"><text:s text:c="8"/>$maxIterations = 0;</text:p>
      <text:p text:style-name="Normal"><text:s text:c="8"/>$maxIterationsNumber = null;</text:p>
      <text:p text:style-name="Normal"/>
      <text:p text:style-name="Normal"><text:s text:c="8"/>foreach ($results as $result) {</text:p>
      <text:p text:style-name="Normal"><text:s text:c="12"/>if ($result-&gt;getIterations() &gt; $maxIterations) {</text:p>
      <text:p text:style-name="Normal"><text:s text:c="16"/>$maxIterations = $result-&gt;getIterations();</text:p>
      <text:p text:style-name="Normal"><text:s text:c="16"/>$maxIterationsNumber = $result;</text:p>
      <text:p text:style-name="Normal"><text:s text:c="12"/>}</text:p>
      <text:p text:style-name="Normal"><text:s text:c="8"/>}</text:p>
      <text:p text:style-name="Normal"/>
      <text:p text:style-name="Normal"><text:s text:c="8"/>return $maxIterationsNumber;</text:p>
      <text:p text:style-name="Normal"><text:s text:c="4"/>}</text:p>
      <text:p text:style-name="Normal"/>
      <text:p text:style-name="Normal"><text:s text:c="4"/>public static function minIter($results) {</text:p>
      <text:p text:style-name="Normal"><text:s text:c="8"/>$minIterations = PHP_INT_MAX;</text:p>
      <text:p text:style-name="Normal"><text:s text:c="8"/>$minIterationsNumber = null;</text:p>
      <text:p text:style-name="Normal"/>
      <text:p text:style-name="Normal"><text:s text:c="8"/>foreach ($results as $result) {</text:p>
      <text:p text:style-name="Normal"><text:s text:c="12"/>if ($result-&gt;getIterations() &lt; $minIterations) {</text:p>
      <text:p text:style-name="Normal"><text:s text:c="16"/>$minIterations = $result-&gt;getIterations();</text:p>
      <text:p text:style-name="Normal"><text:s text:c="16"/>$minIterationsNumber = $result;</text:p>
      <text:p text:style-name="Normal"><text:s text:c="12"/>}</text:p>
      <text:p text:style-name="Normal"><text:s text:c="8"/>}</text:p>
      <text:p text:style-name="Normal"/>
      <text:soft-page-break/>
      <text:p text:style-name="Normal"><text:s text:c="8"/>return $minIterationsNumber;</text:p>
      <text:p text:style-name="Normal"><text:s text:c="4"/>}</text:p>
      <text:p text:style-name="Normal">}</text:p>
      <text:p text:style-name="Normal"/>
      <text:p text:style-name="Normal">?&gt;</text:p>
      <text:p text:style-name="P3"/>
      <text:soft-page-break/>
      <text:p text:style-name="Normal">3 INDEX PHP</text:p>
      <text:p text:style-name="Normal">&lt;?php</text:p>
      <text:p text:style-name="Normal"/>
      <text:p text:style-name="Normal">require_once 'CalculationManager.php';</text:p>
      <text:p text:style-name="Normal"/>
      <text:p text:style-name="Normal">$results = CalculationManager::rangeCalculation(1, 100);</text:p>
      <text:p text:style-name="Normal">$maxIterationsNumber = CalculationManager::maxIter($results);</text:p>
      <text:p text:style-name="Normal">$minIterationsNumber = CalculationManager::minIter($results);</text:p>
      <text:p text:style-name="Normal"/>
      <text:p text:style-name="Normal">echo "Number with maximum iterations: " . $maxIterationsNumber-&gt;getNumber() . "\n";</text:p>
      <text:p text:style-name="Normal">echo "Number with minimum iterations: " . $minIterationsNumber-&gt;getNumber() . "\n";</text:p>
      <text:p text:style-name="Normal"/>
      <text:p text:style-name="Normal">?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alraj Mullikkol</meta:initial-creator>
    <dc:creator>Amalraj Mullikkol</dc:creator>
    <meta:creation-date>2024-03-07T20:56:00Z</meta:creation-date>
    <dc:date>2024-03-07T20:59:00Z</dc:date>
    <meta:template xlink:href="Normal" xlink:type="simple"/>
    <meta:editing-cycles>1</meta:editing-cycles>
    <meta:editing-duration>PT180S</meta:editing-duration>
    <meta:document-statistic meta:page-count="5" meta:paragraph-count="5" meta:word-count="375" meta:character-count="2511" meta:row-count="17" meta:non-whitespace-character-count="2141"/>
  </office:meta>
</office:document-meta>
</file>